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8.7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143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f413d"/>
    </style:style>
  </office:automatic-styles>
  <office:body>
    <office:spreadsheet>
      <table:calculation-settings table:automatic-find-labels="false" table:use-regular-expressions="false" table:use-wildcards="true"/>
      <table:table table:name="Linear_Regression_Cuda_Me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53861538ns or 0.353861538s</text:p>
          </table:table-cell>
          <table:table-cell table:number-columns-repeated="3"/>
          <table:table-cell office:value-type="float" office:value="0.353861538" calcext:value-type="float">
            <text:p>0.35386153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43897445ns or 0.343897445s</text:p>
          </table:table-cell>
          <table:table-cell table:number-columns-repeated="3"/>
          <table:table-cell office:value-type="float" office:value="0.343897445" calcext:value-type="float">
            <text:p>0.3438974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31506239ns or 0.331506239s</text:p>
          </table:table-cell>
          <table:table-cell table:number-columns-repeated="3"/>
          <table:table-cell office:value-type="float" office:value="0.331506239" calcext:value-type="float">
            <text:p>0.331506239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34879555ns or 0.334879555s</text:p>
          </table:table-cell>
          <table:table-cell table:number-columns-repeated="3"/>
          <table:table-cell office:value-type="float" office:value="0.334879555" calcext:value-type="float">
            <text:p>0.3348795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83838813ns or 0.383838813s</text:p>
          </table:table-cell>
          <table:table-cell table:number-columns-repeated="3"/>
          <table:table-cell office:value-type="float" office:value="0.383838813" calcext:value-type="float">
            <text:p>0.3838388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40012053ns or 0.340012053s</text:p>
          </table:table-cell>
          <table:table-cell table:number-columns-repeated="3"/>
          <table:table-cell office:value-type="float" office:value="0.340012053" calcext:value-type="float">
            <text:p>0.34001205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57044897ns or 0.357044897s</text:p>
          </table:table-cell>
          <table:table-cell table:number-columns-repeated="3"/>
          <table:table-cell office:value-type="float" office:value="0.357044897" calcext:value-type="float">
            <text:p>0.35704489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64059826ns or 0.364059826s</text:p>
          </table:table-cell>
          <table:table-cell table:number-columns-repeated="3"/>
          <table:table-cell office:value-type="float" office:value="0.364059826" calcext:value-type="float">
            <text:p>0.36405982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88770510ns or 0.388770510s</text:p>
          </table:table-cell>
          <table:table-cell table:number-columns-repeated="3"/>
          <table:table-cell office:value-type="float" office:value="0.38877051" calcext:value-type="float">
            <text:p>0.3887705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minimum m</text:p>
          </table:table-cell>
          <table:table-cell office:value-type="string" calcext:value-type="string">
            <text:p>c is 1.110000</text:p>
          </table:table-cell>
          <table:table-cell office:value-type="string" calcext:value-type="string">
            <text:p>23.450000 with error 9.770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53605653ns or 0.353605653s</text:p>
          </table:table-cell>
          <table:table-cell table:number-columns-repeated="3"/>
          <table:table-cell office:value-type="float" office:value="0.353605653" calcext:value-type="float">
            <text:p>0.353605653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1" table:number-columns-repeated="3"/>
          <table:table-cell table:style-name="ce1" table:formula="of:=AVERAGE([.E2:.E20])" office:value-type="float" office:value="0.3551476529" calcext:value-type="float">
            <text:p>0.3551476529</text:p>
          </table:table-cell>
          <table:table-cell table:style-name="ce1"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5T18:40:02.897472246</dc:date>
    <meta:editing-duration>PT3M42S</meta:editing-duration>
    <meta:editing-cycles>2</meta:editing-cycles>
    <meta:generator>LibreOffice/6.0.7.3$Linux_X86_64 LibreOffice_project/00m0$Build-3</meta:generator>
    <meta:document-statistic meta:table-count="1" meta:cell-count="63" meta:object-count="0"/>
  </office:meta>
</office:document-meta>
</file>